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sumerMarshaler.createFault( MessageExchange exchange , Fault fault , Session session , Jm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ConsumerMarshaler.createExchange( JmsContext jmsContext , ComponentContext jbi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nsumerMarshaler.DefaultConsumer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umerMarshaler.populateMessage( Message message , NormalizedMessage normalized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tex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umerMarshaler.createError( MessageExchange exchange , Exception error , Session session , Jm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nsumerMarshaler.createContex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umerMarshaler.DefaultConsumerMarshaler( URI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umerMarshaler.ge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umerMarshaler.createOut( MessageExchange exchange , NormalizedMessage outMsg , Session session , Jm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ConsumerMarshaler.setMep( URI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